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ervedCheckOutException.FileReservedCheckOutException( String _source , RCML rc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ReservedCheckOutException.getCheckOu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OutExcep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OutException.getCheckOu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